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24-02-29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23-03-14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22-11-18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22-03-29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21-11-1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20-03-0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9-03-22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8-03-1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7-03-23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6-03-07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5-02-1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4-03-18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3-03-2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2-03-13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1-04-1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0-11-2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10-03-0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9-03-31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8-03-11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7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7-03-06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5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4-03-30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200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9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98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9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9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95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94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9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9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9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90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8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8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8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8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8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8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8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66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66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6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6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6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942119100801</text:p>
          </table:table-cell>
          <table:table-cell office:value-type="string" calcext:value-type="string">
            <text:p>1961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